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reformattedText" style:master-page-name="MP0" style:family="paragraph">
      <style:paragraph-properties fo:break-before="page" fo:text-align="justify"/>
    </style:style>
    <style:style style:name="T2" style:parent-style-name="Absatz-Standardschriftart" style:family="text">
      <style:text-properties fo:font-weight="bold" style:font-weight-asian="bold" fo:font-size="14pt" style:font-size-asian="14pt" style:font-size-complex="14pt" fo:language="de" fo:country="CH"/>
    </style:style>
    <style:style style:name="P3" style:parent-style-name="PreformattedText" style:family="paragraph">
      <style:paragraph-properties fo:text-align="justify"/>
      <style:text-properties fo:font-weight="bold" style:font-weight-asian="bold" fo:language="de" fo:country="CH"/>
    </style:style>
    <style:style style:name="P4" style:parent-style-name="PreformattedText" style:family="paragraph">
      <style:paragraph-properties fo:text-align="justify"/>
      <style:text-properties fo:language="de" fo:country="CH"/>
    </style:style>
    <style:style style:name="P5" style:parent-style-name="PreformattedText" style:family="paragraph">
      <style:paragraph-properties fo:text-align="justify"/>
      <style:text-properties fo:language="de" fo:country="CH"/>
    </style:style>
    <style:style style:name="P6" style:parent-style-name="PreformattedText" style:family="paragraph">
      <style:paragraph-properties fo:text-align="justify"/>
      <style:text-properties fo:language="de" fo:country="CH"/>
    </style:style>
    <style:style style:name="P7" style:parent-style-name="PreformattedText" style:family="paragraph">
      <style:paragraph-properties fo:text-align="justify"/>
      <style:text-properties fo:language="de" fo:country="CH"/>
    </style:style>
    <style:style style:name="P8" style:parent-style-name="PreformattedText" style:family="paragraph">
      <style:paragraph-properties fo:text-align="justify"/>
      <style:text-properties fo:language="de" fo:country="CH"/>
    </style:style>
    <style:style style:name="P9" style:parent-style-name="PreformattedText" style:family="paragraph">
      <style:paragraph-properties fo:text-align="justify"/>
      <style:text-properties fo:language="de" fo:country="CH"/>
    </style:style>
    <style:style style:name="P10" style:parent-style-name="PreformattedText" style:family="paragraph">
      <style:paragraph-properties fo:text-align="justify"/>
      <style:text-properties fo:language="de" fo:country="CH"/>
    </style:style>
    <style:style style:name="P11" style:parent-style-name="PreformattedText" style:family="paragraph">
      <style:paragraph-properties fo:text-align="justify"/>
      <style:text-properties fo:font-weight="bold" style:font-weight-asian="bold" fo:language="de" fo:country="CH"/>
    </style:style>
    <style:style style:name="P12" style:parent-style-name="PreformattedText" style:family="paragraph">
      <style:paragraph-properties fo:text-align="justify"/>
      <style:text-properties fo:language="de" fo:country="CH"/>
    </style:style>
    <style:style style:name="P13" style:parent-style-name="PreformattedText" style:family="paragraph">
      <style:paragraph-properties fo:text-align="justify"/>
      <style:text-properties fo:language="de" fo:country="CH"/>
    </style:style>
    <style:style style:name="P14" style:parent-style-name="PreformattedText" style:family="paragraph">
      <style:paragraph-properties fo:text-align="justify"/>
      <style:text-properties fo:font-weight="bold" style:font-weight-asian="bold" fo:language="de" fo:country="CH"/>
    </style:style>
    <style:style style:name="P15" style:parent-style-name="PreformattedText" style:family="paragraph">
      <style:paragraph-properties fo:text-align="justify"/>
      <style:text-properties fo:language="de" fo:country="CH"/>
    </style:style>
    <style:style style:name="P16" style:parent-style-name="PreformattedText" style:family="paragraph">
      <style:paragraph-properties fo:text-align="justify"/>
      <style:text-properties fo:language="de" fo:country="CH"/>
    </style:style>
    <style:style style:name="P17" style:parent-style-name="PreformattedText" style:family="paragraph">
      <style:paragraph-properties fo:text-align="justify"/>
      <style:text-properties fo:language="de" fo:country="CH"/>
    </style:style>
    <style:style style:name="P18" style:parent-style-name="PreformattedText" style:family="paragraph">
      <style:paragraph-properties fo:text-align="justify"/>
      <style:text-properties fo:language="de" fo:country="CH"/>
    </style:style>
    <style:style style:name="P19" style:parent-style-name="PreformattedText" style:family="paragraph">
      <style:paragraph-properties fo:text-align="justify"/>
      <style:text-properties fo:language="de" fo:country="CH"/>
    </style:style>
    <style:style style:name="P20" style:parent-style-name="PreformattedText" style:family="paragraph">
      <style:paragraph-properties fo:text-align="justify"/>
      <style:text-properties fo:language="de" fo:country="CH"/>
    </style:style>
    <style:style style:name="P21" style:parent-style-name="PreformattedText" style:family="paragraph">
      <style:paragraph-properties fo:text-align="justify"/>
      <style:text-properties fo:font-weight="bold" style:font-weight-asian="bold" fo:language="de" fo:country="CH"/>
    </style:style>
    <style:style style:name="P22" style:parent-style-name="PreformattedText" style:family="paragraph">
      <style:paragraph-properties fo:text-align="justify"/>
      <style:text-properties fo:language="de" fo:country="CH"/>
    </style:style>
    <style:style style:name="P23" style:parent-style-name="PreformattedText" style:family="paragraph">
      <style:paragraph-properties fo:text-align="justify"/>
      <style:text-properties fo:language="de" fo:country="CH"/>
    </style:style>
    <style:style style:name="P24" style:parent-style-name="PreformattedText" style:family="paragraph">
      <style:paragraph-properties fo:text-align="justify"/>
      <style:text-properties fo:font-weight="bold" style:font-weight-asian="bold" fo:language="de" fo:country="CH"/>
    </style:style>
    <style:style style:name="P25" style:parent-style-name="PreformattedText" style:family="paragraph">
      <style:paragraph-properties fo:text-align="justify"/>
      <style:text-properties fo:language="de" fo:country="CH"/>
    </style:style>
  </office:automatic-styles>
  <office:body>
    <office:text text:use-soft-page-breaks="true">
      <text:p text:style-name="P1"><text:span text:style-name="T2">6._Netzwerk &amp; TCP/IP</text:span></text:p>
      <text:p text:style-name="P3">6.1_Einleitung</text:p>
      <text:p text:style-name="P4">TCP nennt sich das Internetprotokoll, mit dem man Daten durch das Internet sendet. Man findet es in jeder Applikation die Internetzugriff benötigt.</text:p>
      <text:p text:style-name="P5"/>
      <text:p text:style-name="P6">Nach der Implementation von OpenCV und das<text:s/>portieren auf den Raspberry Pi ist uns aufgefallen, dass unser Tracking Algorithmus mit satten 2 Bilder pro Sekunden (FPS) lief. Das musst schnellsten geändert werden, denn so kann man definitiv keine Echtzeit Objekt Verfolgung bewerkstelligen. Die einzige<text:s/>Lösung schien, das Berechnen einem anderen Computer zu überlassen. So entstand die Idee einer Datenübertragung mit TCP/IP. Bluetooth wurde auch noch in Erwägung gezogen. Doch da Gianluca schon Erfahrung mit TCP/IP hatte, entschieden wir uns für diesen Weg. Doch was gegen die Lösung eines Netzwerks spricht, ist die Voraussetzung, dass eines vorhanden ist. Bluetooth wäre hier viel Nützlicher, doch es hat eine ziemlich limitierte Reichweite und Bandbreite.</text:p>
      <text:p text:style-name="P7">Der Raspberry Pi ist nun für das Steuern der Motoren<text:s/>und für die Übertragung des Bildes verantwortlich, während ein anderer Computer das Bild empfängt, berechnet und dann Instruktionen für den Motor zurückschickt.</text:p>
      <text:p text:style-name="P8"/>
      <text:p text:style-name="P9">Das Programm basiert auf einem «Call-Response» Schema. Dies soll heissen, dass der einte Partner etwas schickt während der andere wartet, bis alles angekommen ist. Danach sendet dieser Partner seine Daten und der andere wartet wiederum, bis alles angekommen ist. Dies widerholt sich dann bis der einte Partner die Verbindung abbricht.</text:p>
      <text:p text:style-name="P10"/>
      <text:p text:style-name="P11">6.1 mDNS</text:p>
      <text:p text:style-name="P12">Das Konzept des mDNS löst Hostnamen zu IP Adressen auf und folgt dem herkömmlichen DNS. Das Problem bei der Herkömmlichen Methode ist, es muss ein DNS Server vorhanden sein. Doch viele Router haben dies nicht eingebaut, was eine andere Lösung erfordert. Durch mDNS «verkauft» sich der Computer im Netzwerk. Er macht sich sichtbar und der Namen ist öffentlich zugänglich. So muss ein Gerät, das nach einem Namen sucht, nur auf diese Rufe reagieren.<text:s/></text:p>
      <text:p text:style-name="P13"/>
      <text:p text:style-name="P14">6.2_Probleme</text:p>
      <text:p text:style-name="P15">Da schon viele Vorkenntnisse vorhanden waren, tauchten<text:s/>nur vereinzelt Fehler und Probleme auf. Doch zu allerletzt, als wir den Austausch der beiden Computer über das Schul-Wlan laufen lassen wollten, passierte einfach gar nichts. Zuhause lief alles wie gewünscht. Unsere Vermutungen sind, dass einer der Computer einen anderen Accesspoint genutzt hat, als der andere. Dies würde dazu führen, dass die Maschinen sich nicht im gleichen Teil des Netzes befinden würden und sich dadurch nicht erreichen können. Wobei das unsere Meinung eigentlich möglich sein müsste, denn wenn die IPs im gleichen Subnetz<text:s/>liegen, müsst dies auch funktionieren. Als zweite, unwahrscheinlichere Variante, könnte es sich um eine Konfiguration handelt, die extra die Kommunikation zwischen Computern im gleichen Subnet verhindert. Als Gründe für eine solche Implementation sehen wir hier eine höhere Sicherheit, denn die Maschinen können so nicht angegriffen werden. Doch kontroverse daran war, dass der Computer andere IPhones und Macs<text:s/>aufspüren<text:s/>konnte, die sich bekannt machten. Diese Geräte waren sicherlich nicht aus dem gleichen Zimmer, da die Namen nicht in unserer Klasse vorkommen. Doch der Raspberry Pi wurde nicht gefunden. Also<text:s/>versuchten<text:s/>wir eine<text:s/>Kommunikation<text:s/>mit zwei Ethernet<text:s/>Kabel. Tatsächlich tat er es, alles funktionierte wie gewünscht.<text:s/></text:p>
      <text:p text:style-name="P16"/>
      <text:p text:style-name="P17">Wir diskutierten darüber und entschieden uns, eine direkte Verbindung zwischen zwei Computer aufzubauen.<text:s/>Dies hat Vorteile aber auch<text:s/>Nachteile.<text:s/>Denn der Raspberry Pi<text:s/>muss<text:s/>immer direkt mit dem Computer oder einem Switch verkabelt<text:s/>sein, was die<text:s/>Mobilität<text:s/>schwächt.<text:s/>Für das WLAN würde sprechen, dass es ohne Kabel betrieben werden kann.<text:s/>Doch wie wir gemerkt haben, kann es unter Umständen sehr kompliziert werden, eine Verbindung in einem komplexeren Netzwerk aufzubauen.<text:s/>Dieser Weg setzt voraus, dass eine WLAN Verbindung überhaupt vorhanden ist.<text:s/>Dies würde das Benutzen des Apparats ziemlich einschränken.<text:s/>Wir müssten uns zudem auf eine weitere Technologie Stützen, mDNS, denn die IP Adresse ist in meisten Netzwerken eine dynamische<text:s/>und lässt eine Verbindung, ohne den Raspberry PI anzufassen, fast nicht zu.</text:p>
      <text:p text:style-name="P18"/>
      <text:p text:style-name="P19">Da<text:s/>nur diese Variante funktionierte, dachten wir, wieso kein Switch. So brauchen wir ausser Strom keine Verbindung mehr. Und ein Vorteil ist auch noch, das Übertragen verläuft viel schneller. Über Wlan haben wir etwa 11 Bilder pro Sekunde. Über das<text:s/>Ethernet Kabel<text:s/>und den Switch sind es satte 20.<text:s/></text:p>
      <text:p text:style-name="P20"/>
      <text:p text:style-name="P21">3.3 Beispiel eines Austausches der Beiden Computer</text:p>
      <text:p text:style-name="P22">In diesem Beispiel fokussieren wir uns auf den Austausch und nicht das Aufbauen einer Verbindung. Für dies kann der Sourcecode gebraucht werden.</text:p>
      <text:p text:style-name="P23"/>
      <text:p text:style-name="P24">6.4_Quellen</text:p>
      <text:p text:style-name="P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Gianluca Imbiscuso</dc:creator>
    <meta:creation-date>2020-01-15T09:55:00Z</meta:creation-date>
    <dc:date>2020-01-17T12:46:00Z</dc:date>
    <meta:template xlink:href="Normal.dotm" xlink:type="simple"/>
    <meta:editing-cycles>573</meta:editing-cycles>
    <meta:editing-duration>PT0S</meta:editing-duration>
    <meta:document-statistic meta:page-count="1" meta:paragraph-count="9" meta:word-count="632" meta:character-count="4610" meta:row-count="33" meta:non-whitespace-character-count="3987"/>
  </office:meta>
</office:document-meta>
</file>